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1"/>
    </style:style>
    <style:style style:family="text" style:name="T4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une déclaration urbanistiqu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1"/>
    </style:style>
    <style:style style:family="text" style:name="T4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une déclaration urbanistiqu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1"/>
    </style:style>
    <style:style style:family="text" style:name="T4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une déclaration urbanistiqu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1"/>
    </style:style>
    <style:style style:family="text" style:name="T4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une déclaration urbanistiqu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0:32.094909297</dc:date>
    <dc:language>fr-FR</dc:language>
    <meta:editing-cycles>80</meta:editing-cycles>
    <meta:editing-duration>P1DT13H25S</meta:editing-duration>
    <meta:document-statistic meta:table-count="0" meta:image-count="0" meta:object-count="0" meta:page-count="1" meta:paragraph-count="17" meta:word-count="124" meta:character-count="949" meta:non-whitespace-character-count="856"/>
    <meta:user-defined meta:name="Info 1"/>
    <meta:user-defined meta:name="Info 2"/>
    <meta:user-defined meta:name="Info 3"/>
    <meta:user-defined meta:name="Info 4"/>
  </office:meta>
</office:document-meta>
</file>